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Replacements/Object 9" manifest:media-type=""/>
  <manifest:file-entry manifest:full-path="ObjectReplacements/Object 10" manifest:media-type=""/>
  <manifest:file-entry manifest:full-path="ObjectReplacements/Object 20" manifest:media-type="application/x-openoffice-gdimetafile;windows_formatname=&quot;GDIMetaFile&quot;"/>
  <manifest:file-entry manifest:full-path="ObjectReplacements/Object 8" manifest:media-type="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7.437cm" fo:margin-left="1.995cm" fo:margin-right="9.264cm" table:align="margins"/>
    </style:style>
    <style:style style:name="Таблица1.A" style:family="table-column">
      <style:table-column-properties style:column-width="1.473cm" style:rel-column-width="12986*"/>
    </style:style>
    <style:style style:name="Таблица1.B" style:family="table-column">
      <style:table-column-properties style:column-width="5.964cm" style:rel-column-width="52549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9.368cm" fo:margin-left="2.577cm" fo:margin-right="6.75cm" table:align="margins"/>
    </style:style>
    <style:style style:name="Таблица2.A" style:family="table-column">
      <style:table-column-properties style:column-width="1.356cm" style:rel-column-width="9491*"/>
    </style:style>
    <style:style style:name="Таблица2.B" style:family="table-column">
      <style:table-column-properties style:column-width="8.012cm" style:rel-column-width="56044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8.31cm" fo:margin-left="1.995cm" fo:margin-right="8.391cm" table:align="margins"/>
    </style:style>
    <style:style style:name="Таблица3.A" style:family="table-column">
      <style:table-column-properties style:column-width="1.427cm" style:rel-column-width="11254*"/>
    </style:style>
    <style:style style:name="Таблица3.B" style:family="table-column">
      <style:table-column-properties style:column-width="6.883cm" style:rel-column-width="54281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.6cm" fo:margin-left="0.079cm" fo:margin-right="0.016cm" table:align="margins"/>
    </style:style>
    <style:style style:name="Таблица4.A" style:family="table-column">
      <style:table-column-properties style:column-width="6.694cm" style:rel-column-width="3795*"/>
    </style:style>
    <style:style style:name="Таблица4.B" style:family="table-column">
      <style:table-column-properties style:column-width="6.879cm" style:rel-column-width="3900*"/>
    </style:style>
    <style:style style:name="Таблица4.C" style:family="table-column">
      <style:table-column-properties style:column-width="0.82cm" style:rel-column-width="465*"/>
    </style:style>
    <style:style style:name="Таблица4.D" style:family="table-column">
      <style:table-column-properties style:column-width="4.207cm" style:rel-column-width="2385*"/>
    </style:style>
    <style:style style:name="Таблица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style:vertical-align="middle" fo:padding="0.097cm" fo:border="0.05pt solid #000000"/>
    </style:style>
    <style:style style:name="Таблица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.695cm" table:align="margins"/>
    </style:style>
    <style:style style:name="Таблица5.A" style:family="table-column">
      <style:table-column-properties style:column-width="6.232cm" style:rel-column-width="21845*"/>
    </style:style>
    <style:style style:name="Таблица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style:vertical-align="middle" fo:padding="0.097cm" fo:border="0.05pt solid #000000"/>
    </style:style>
    <style:style style:name="Таблица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>
      <style:text-properties fo:color="#ff0000" style:font-name="Liberation Serif" fo:font-size="11pt" fo:language="ru" fo:country="RU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Liberation Serif" fo:font-size="11pt" style:font-size-asian="11pt" style:font-size-complex="11pt"/>
    </style:style>
    <style:style style:name="P4" style:family="paragraph" style:parent-style-name="Standard" style:list-style-name="L1">
      <style:text-properties style:font-name="Liberation Serif" fo:font-size="11pt" style:font-size-asian="11pt" style:font-size-complex="11pt"/>
    </style:style>
    <style:style style:name="P5" style:family="paragraph" style:parent-style-name="Standard">
      <style:text-properties style:font-name="Liberation Serif" fo:font-size="11pt" style:text-underline-style="none" style:font-size-asian="11pt" style:font-size-complex="11pt"/>
    </style:style>
    <style:style style:name="P6" style:family="paragraph" style:parent-style-name="Standard" style:list-style-name="L1">
      <style:text-properties style:font-name="Liberation Serif" fo:font-size="11pt" style:text-underline-style="none" fo:font-weight="bold" style:font-size-asian="11pt" style:font-weight-asian="bold" style:font-size-complex="11pt" style:font-weight-complex="bold"/>
    </style:style>
    <style:style style:name="P7" style:family="paragraph" style:parent-style-name="Standard" style:list-style-name="L1">
      <style:text-properties style:font-name="Liberation Serif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text-properties style:font-name="Liberation Serif" fo:font-size="11pt" fo:language="ru" fo:country="RU" style:font-size-asian="11pt" style:font-size-complex="11pt"/>
    </style:style>
    <style:style style:name="P9" style:family="paragraph" style:parent-style-name="Standard" style:list-style-name="L1">
      <style:text-properties style:font-name="Liberation Serif" fo:font-size="11pt" fo:language="ru" fo:country="RU" style:font-size-asian="11pt" style:font-size-complex="11pt"/>
    </style:style>
    <style:style style:name="P10" style:family="paragraph" style:parent-style-name="Standard" style:list-style-name="L2">
      <style:text-properties style:font-name="Liberation Serif" fo:font-size="11pt" fo:language="ru" fo:country="RU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1pt" fo:language="ru" fo:country="RU" style:font-size-asian="11pt" style:font-size-complex="11pt"/>
    </style:style>
    <style:style style:name="P12" style:family="paragraph" style:parent-style-name="Standard" style:list-style-name="L2">
      <style:text-properties style:font-name="Liberation Serif" fo:font-size="11pt" fo:language="ru" fo:country="RU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13" style:family="paragraph" style:parent-style-name="Standard">
      <style:text-properties style:font-name="Liberation Serif" fo:font-size="11pt" fo:language="en" fo:country="US" style:font-size-asian="11pt" style:font-size-complex="11pt"/>
    </style:style>
    <style:style style:name="P14" style:family="paragraph" style:parent-style-name="Table_20_Contents">
      <style:text-properties style:font-name="Liberation Serif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11pt" style:font-size-asian="11pt" style:font-size-complex="11pt"/>
    </style:style>
    <style:style style:name="P16" style:family="paragraph" style:parent-style-name="Table_20_Contents">
      <style:text-properties style:font-name="Liberation Serif" fo:font-size="11pt" style:text-underline-style="solid" style:text-underline-width="auto" style:text-underline-color="font-color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11pt" fo:language="en" fo:country="US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size="11pt" fo:language="ru" fo:country="RU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fo:color="#ff0000" style:font-name="Liberation Serif" fo:font-size="11pt" fo:language="en" fo:country="US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fo:color="#00ae00" style:font-name="Liberation Serif" fo:font-size="11pt" fo:language="en" fo:country="US" style:font-size-asian="11pt" style:font-size-complex="11pt"/>
    </style:style>
    <style:style style:name="P2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text-position="super 58%"/>
    </style:style>
    <style:style style:name="T4" style:family="text">
      <style:text-properties fo:color="#0000ff"/>
    </style:style>
    <style:style style:name="T5" style:family="text">
      <style:text-properties fo:color="#0000ff" style:text-position="super 58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0000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dash" draw:stroke-dash="Fine_20_Dashe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605cm" fo:min-width="0.26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63cm" fo:min-width="0.14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605cm" fo:min-width="0.28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63cm" fo:min-width="0.23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2cm" fo:min-width="1.00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2cm" fo:min-width="0.8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2cm" fo:min-width="1.99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2cm" fo:min-width="2.342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Электролиз</text:p>
      <text:p text:style-name="P3"><text:span text:style-name="T8">Электролиз</text:span> — электрохимический процесс, проходящий на электродах, при пропускании через раствор или расплав электролита электрического тока.</text:p>
      <text:p text:style-name="P3"><draw:g text:anchor-type="paragraph" draw:z-index="3" draw:style-name="gr1"><draw:line draw:style-name="gr2" draw:text-style-name="P21" svg:x1="0cm" svg:y1="2cm" svg:x2="0cm" svg:y2="6cm"><text:p/></draw:line><draw:line draw:style-name="gr2" draw:text-style-name="P21" svg:x1="7.5cm" svg:y1="6cm" svg:x2="0cm" svg:y2="6cm"><text:p/></draw:line><draw:line draw:style-name="gr2" draw:text-style-name="P21" svg:x1="7.5cm" svg:y1="6cm" svg:x2="7.5cm" svg:y2="2cm"><text:p/></draw:line><draw:line draw:style-name="gr2" draw:text-style-name="P21" svg:x1="1.5cm" svg:y1="1cm" svg:x2="1.5cm" svg:y2="5cm"><text:p/></draw:line><draw:line draw:style-name="gr2" draw:text-style-name="P21" svg:x1="2cm" svg:y1="1cm" svg:x2="2cm" svg:y2="5cm"><text:p/></draw:line><draw:line draw:style-name="gr2" draw:text-style-name="P21" svg:x1="1.5cm" svg:y1="5cm" svg:x2="2cm" svg:y2="5cm"><text:p/></draw:line><draw:line draw:style-name="gr2" draw:text-style-name="P21" svg:x1="5.5cm" svg:y1="1cm" svg:x2="5.5cm" svg:y2="5cm"><text:p/></draw:line><draw:line draw:style-name="gr2" draw:text-style-name="P21" svg:x1="6cm" svg:y1="1cm" svg:x2="6cm" svg:y2="5cm"><text:p/></draw:line><draw:line draw:style-name="gr2" draw:text-style-name="P21" svg:x1="5.5cm" svg:y1="5cm" svg:x2="6cm" svg:y2="5cm"><text:p/></draw:line><draw:line draw:style-name="gr3" draw:text-style-name="P21" svg:x1="3.8cm" svg:y1="0cm" svg:x2="3.8cm" svg:y2="6cm"><text:p/></draw:line><draw:line draw:style-name="gr2" draw:text-style-name="P21" svg:x1="0.5cm" svg:y1="3cm" svg:x2="1cm" svg:y2="3cm"><text:p/></draw:line><draw:line draw:style-name="gr2" draw:text-style-name="P21" svg:x1="0.5cm" svg:y1="3.5cm" svg:x2="1cm" svg:y2="3.5cm"><text:p/></draw:line><draw:line draw:style-name="gr2" draw:text-style-name="P21" svg:x1="0.7cm" svg:y1="4.5cm" svg:x2="1.2cm" svg:y2="4.5cm"><text:p/></draw:line><draw:line draw:style-name="gr2" draw:text-style-name="P21" svg:x1="1.3cm" svg:y1="5.6cm" svg:x2="1.8cm" svg:y2="5.6cm"><text:p/></draw:line><draw:line draw:style-name="gr2" draw:text-style-name="P21" svg:x1="0.4cm" svg:y1="5.3cm" svg:x2="0.9cm" svg:y2="5.3cm"><text:p/></draw:line><draw:line draw:style-name="gr2" draw:text-style-name="P21" svg:x1="2.6cm" svg:y1="5.3cm" svg:x2="3.1cm" svg:y2="5.3cm"><text:p/></draw:line><draw:line draw:style-name="gr2" draw:text-style-name="P21" svg:x1="2.6cm" svg:y1="4.2cm" svg:x2="3.1cm" svg:y2="4.2cm"><text:p/></draw:line><draw:line draw:style-name="gr2" draw:text-style-name="P21" svg:x1="2.9cm" svg:y1="3.4cm" svg:x2="3.4cm" svg:y2="3.4cm"><text:p/></draw:line><draw:line draw:style-name="gr2" draw:text-style-name="P21" svg:x1="4.6cm" svg:y1="3.4cm" svg:x2="5.1cm" svg:y2="3.4cm"><text:p/></draw:line><draw:line draw:style-name="gr2" draw:text-style-name="P21" svg:x1="4.3cm" svg:y1="4.1cm" svg:x2="4.8cm" svg:y2="4.1cm"><text:p/></draw:line><draw:line draw:style-name="gr2" draw:text-style-name="P21" svg:x1="4.4cm" svg:y1="5cm" svg:x2="4.9cm" svg:y2="5cm"><text:p/></draw:line><draw:line draw:style-name="gr2" draw:text-style-name="P21" svg:x1="4.7cm" svg:y1="5.6cm" svg:x2="5.2cm" svg:y2="5.6cm"><text:p/></draw:line><draw:line draw:style-name="gr2" draw:text-style-name="P21" svg:x1="6.3cm" svg:y1="5.3cm" svg:x2="6.8cm" svg:y2="5.3cm"><text:p/></draw:line><draw:line draw:style-name="gr2" draw:text-style-name="P21" svg:x1="6.5cm" svg:y1="4.1cm" svg:x2="7cm" svg:y2="4.1cm"><text:p/></draw:line><draw:line draw:style-name="gr2" draw:text-style-name="P21" svg:x1="6.5cm" svg:y1="3.2cm" svg:x2="7cm" svg:y2="3.2cm"><text:p/></draw:line><draw:frame draw:style-name="gr4" draw:text-style-name="P23" svg:width="0.83cm" svg:height="0.856cm" svg:x="1.3cm" svg:y="4.001cm"><draw:text-box><text:p text:style-name="P22"><text:span text:style-name="T10">K</text:span></text:p></draw:text-box></draw:frame><draw:frame draw:style-name="gr5" draw:text-style-name="P24" svg:width="0.671cm" svg:height="0.814cm" svg:x="1.573cm" svg:y="3.799cm"><draw:text-box><text:p text:style-name="P22"><text:span text:style-name="T11">-</text:span></text:p></draw:text-box></draw:frame><draw:line draw:style-name="gr2" draw:text-style-name="P21" svg:x1="5.5cm" svg:y1="5cm" svg:x2="6cm" svg:y2="5cm"><text:p/></draw:line><draw:frame draw:style-name="gr6" draw:text-style-name="P23" svg:width="0.844cm" svg:height="0.856cm" svg:x="5.3cm" svg:y="4.001cm"><draw:text-box><text:p text:style-name="P22"><text:span text:style-name="T10">A</text:span></text:p></draw:text-box></draw:frame><draw:frame draw:style-name="gr7" draw:text-style-name="P24" svg:width="0.89cm" svg:height="0.814cm" svg:x="5.574cm" svg:y="3.799cm"><draw:text-box><text:p text:style-name="P22"><text:span text:style-name="T11">+</text:span></text:p></draw:text-box></draw:frame><draw:frame draw:style-name="gr8" draw:text-style-name="P25" svg:width="1.819cm" svg:height="0.772cm" svg:x="0.046cm" svg:y="0.7cm"><draw:text-box><text:p text:style-name="P22"><text:span text:style-name="T12">катод</text:span></text:p></draw:text-box></draw:frame><draw:frame draw:style-name="gr9" draw:text-style-name="P25" svg:width="1.594cm" svg:height="0.772cm" svg:x="5.847cm" svg:y="0.7cm"><draw:text-box><text:p text:style-name="P22"><text:span text:style-name="T12">анод</text:span></text:p></draw:text-box></draw:frame><draw:frame draw:style-name="gr10" draw:text-style-name="P25" svg:width="3.024cm" svg:height="0.772cm" svg:x="2.547cm" svg:y="0.4cm"><draw:text-box><text:p text:style-name="P22"><text:span text:style-name="T12">диафрагма</text:span></text:p></draw:text-box></draw:frame><draw:frame draw:style-name="gr11" draw:text-style-name="P25" svg:width="3.488cm" svg:height="0.772cm" svg:x="2.447cm" svg:y="4.3cm"><draw:text-box><text:p text:style-name="P22"><text:span text:style-name="T12">Электролиты</text:span></text:p></draw:text-box></draw:frame></draw:g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T9"><text:tab/><text:tab/><text:tab/><text:tab/><text:tab/><text:tab/> <text:s text:c="3"/></text:span><text:span text:style-name="T8">Электролиты</text:span> — вещества, которые диссоциируют на ионы.</text:p>
      <text:p text:style-name="P3"><text:span text:style-name="T9"><text:tab/><text:tab/><text:tab/><text:tab/><text:tab/><text:tab/> <text:s text:c="3"/></text:span><text:span text:style-name="T8">Диафрагма (мембрана)</text:span> — полупроницаемая перегородка — <text:tab/><text:tab/><text:tab/><text:tab/><text:tab/><text:tab/> <text:s text:c="6"/>пропускает анионы, не пропускает остальное.</text:p>
      <text:p text:style-name="P3"/>
      <text:p text:style-name="P3"/>
      <text:list xml:id="list3897795812" text:style-name="L1">
        <text:list-item>
          <text:p text:style-name="P6">Электролиз с инертными электродами</text:p>
          <text:list>
            <text:list-item>
              <text:p text:style-name="P7">Электролиз расплавов</text:p>
              <text:p text:style-name="P4"><draw:frame draw:style-name="fr1" draw:name="Объект1" text:anchor-type="as-char" svg:width="3.979cm" svg:height="0.654cm" draw:z-index="0"><draw:object xlink:href="./Object 1" xlink:type="simple" xlink:show="embed" xlink:actuate="onLoad"/><draw:image xlink:href="./ObjectReplacements/Object 1" xlink:type="simple" xlink:show="embed" xlink:actuate="onLoad"/></draw:frame></text:p>
              <text:p text:style-name="P9">На электродах происходит разряжение ионов</text:p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4"><draw:frame draw:style-name="fr1" draw:name="Объект2" text:anchor-type="as-char" svg:width="0.75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1.B1" office:value-type="string">
            <text:p text:style-name="P14"><draw:frame draw:style-name="fr1" draw:name="Объект4" text:anchor-type="as-char" svg:width="2.9cm" svg:height="0.527cm" draw:z-index="1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14"><draw:frame draw:style-name="fr1" draw:name="Объект3" text:anchor-type="as-char" svg:width="0.688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Таблица1.B2" office:value-type="string">
            <text:p text:style-name="P14"><draw:frame draw:style-name="fr1" draw:name="Объект5" text:anchor-type="as-char" svg:width="4.159cm" svg:height="0.589cm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</table:table>
      <text:list xml:id="list201318603895606" text:continue-numbering="true" text:style-name="L1">
        <text:list-item>
          <text:list>
            <text:list-header>
              <text:p text:style-name="P1">Примечание</text:p>
              <text:list>
                <text:list-header>
                  <text:p text:style-name="P4"><text:span text:style-name="T2">Именно таким путем получают актМе и </text:span><text:span text:style-name="T1">F </text:span><text:span text:style-name="T2">в промышленности</text:span></text:p>
                </text:list-header>
              </text:list>
            </text:list-header>
          </text:list>
        </text:list-item>
      </text:list>
      <text:p text:style-name="P3"><text:span text:style-name="T2"><text:tab/><text:tab/> </text:span><text:span text:style-name="T2"><draw:frame draw:style-name="fr1" draw:name="Объект6" text:anchor-type="as-char" svg:width="5.65cm" svg:height="0.656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4"><draw:frame draw:style-name="fr1" draw:name="Объект7" text:anchor-type="as-char" svg:width="0.75cm" svg:height="0.467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Таблица2.B1" office:value-type="string">
            <text:p text:style-name="P14"><draw:frame draw:style-name="fr1" draw:name="Объект8" text:anchor-type="as-char" svg:width="2.9cm" svg:height="0.527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</table:table-row>
        <table:table-row>
          <table:table-cell table:style-name="Таблица2.A2" office:value-type="string">
            <text:p text:style-name="P14"><draw:frame draw:style-name="fr1" draw:name="Объект9" text:anchor-type="as-char" svg:width="0.688cm" svg:height="0.467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Таблица2.B2" office:value-type="string">
            <text:p text:style-name="P14"><draw:frame draw:style-name="fr1" draw:name="Объект10" text:anchor-type="as-char" svg:width="5.973cm" svg:height="0.591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</table:table-row>
      </table:table>
      <text:list xml:id="list316281571" text:style-name="L2">
        <text:list-item>
          <text:list>
            <text:list-header>
              <text:p text:style-name="P10"/>
            </text:list-header>
            <text:list-item>
              <text:p text:style-name="P12">Электролиз растворов</text:p>
              <text:p text:style-name="P10"><draw:frame draw:style-name="fr1" draw:name="Объект11" text:anchor-type="as-char" svg:width="6.772cm" svg:height="0.656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  <text:p text:style-name="P10">Если к электродам подходит несколько видов частиц, то они будут разряжаться по очереди, начиная с самых активных.</text:p>
            </text:list-item>
          </text:list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4"><draw:frame draw:style-name="fr1" draw:name="Объект12" text:anchor-type="as-char" svg:width="0.75cm" svg:height="0.467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Таблица3.B1" office:value-type="string">
            <text:p text:style-name="P14"><draw:frame draw:style-name="fr1" draw:name="Объект14" text:anchor-type="as-char" svg:width="0.935cm" svg:height="0.467cm" draw:z-index="14"><draw:object xlink:href="./Object 14" xlink:type="simple" xlink:show="embed" xlink:actuate="onLoad"/><draw:image xlink:href="./ObjectReplacements/Object 14" xlink:type="simple" xlink:show="embed" xlink:actuate="onLoad"/></draw:frame></text:p>
            <text:p text:style-name="P14"><draw:frame draw:style-name="fr1" draw:name="Объект15" text:anchor-type="as-char" svg:width="4.921cm" svg:height="0.591cm" draw:z-index="27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</table:table-row>
        <table:table-row>
          <table:table-cell table:style-name="Таблица3.A2" office:value-type="string">
            <text:p text:style-name="P14"><draw:frame draw:style-name="fr1" draw:name="Объект13" text:anchor-type="as-char" svg:width="0.688cm" svg:height="0.467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  <table:table-cell table:style-name="Таблица3.B2" office:value-type="string">
            <text:p text:style-name="P16"><draw:frame draw:style-name="fr1" draw:name="Объект16" text:anchor-type="as-char" svg:width="2.678cm" svg:height="0.591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  <text:p text:style-name="P14"><draw:frame draw:style-name="fr1" draw:name="Объект17" text:anchor-type="as-char" svg:width="1.469cm" svg:height="0.591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</table:table-row>
      </table:table>
      <text:p text:style-name="P8"><text:s text:c="21"/><text:span text:style-name="T7">Примечание</text:span></text:p>
      <text:p text:style-name="P8"><text:tab/><text:tab/>Именно так получают щелочи в промышленности.</text:p>
      <text:p text:style-name="P11"><text:tab/><text:tab/><text:tab/><text:tab/><text:tab/><text:span text:style-name="T6">Ряд активности катионов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19">Li<text:span text:style-name="T3">+</text:span> Rb<text:span text:style-name="T3">+</text:span> K<text:span text:style-name="T3">+</text:span> Cs<text:span text:style-name="T3">+</text:span> Ba<text:span text:style-name="T3">2+</text:span> Sr<text:span text:style-name="T3">2+</text:span> Ca<text:span text:style-name="T3">2+</text:span> Na<text:span text:style-name="T3">+</text:span> Mg<text:span text:style-name="T3">2+</text:span> Be<text:span text:style-name="T3">2+</text:span> Al<text:span text:style-name="T3">3+</text:span> </text:p>
          </table:table-cell>
          <table:table-cell table:style-name="Таблица4.A1" office:value-type="string">
            <text:p text:style-name="P17"><text:span text:style-name="T4">Mn</text:span><text:span text:style-name="T5">2+</text:span><text:span text:style-name="T4"> Cr</text:span><text:span text:style-name="T5">3+</text:span><text:span text:style-name="T4"> Zn</text:span><text:span text:style-name="T5">2+</text:span><text:span text:style-name="T4"> Fe</text:span><text:span text:style-name="T5">3+</text:span><text:span text:style-name="T4"> Cd</text:span><text:span text:style-name="T5">2+</text:span><text:span text:style-name="T4"> Co</text:span><text:span text:style-name="T5">2+</text:span><text:span text:style-name="T4"> Ni</text:span><text:span text:style-name="T5">2+</text:span><text:span text:style-name="T4"> Sn</text:span><text:span text:style-name="T5">2+</text:span><text:span text:style-name="T4"> Pb</text:span><text:span text:style-name="T5">2+</text:span> </text:p>
          </table:table-cell>
          <table:table-cell table:style-name="Таблица4.A1" office:value-type="string">
            <text:p text:style-name="P17">H<text:span text:style-name="T3">+</text:span> </text:p>
          </table:table-cell>
          <table:table-cell table:style-name="Таблица4.D1" office:value-type="string">
            <text:p text:style-name="P20">Cu<text:span text:style-name="T3">2+</text:span> Hg<text:span text:style-name="T3">2+</text:span> Ag<text:span text:style-name="T3">2+</text:span> Pd<text:span text:style-name="T3">2+</text:span> Pt<text:span text:style-name="T3">2+</text:span> Au<text:span text:style-name="T3">3+</text:span> </text:p>
          </table:table-cell>
        </table:table-row>
        <table:table-row>
          <table:table-cell table:style-name="Таблица4.A2" office:value-type="string">
            <text:p text:style-name="P18">б</text:p>
          </table:table-cell>
          <table:table-cell table:style-name="Таблица4.A2" office:value-type="string">
            <text:p text:style-name="P15">а + б</text:p>
          </table:table-cell>
          <table:table-cell table:style-name="Таблица4.A2" office:value-type="string">
            <text:p text:style-name="P15"/>
          </table:table-cell>
          <table:table-cell table:style-name="Таблица4.D2" office:value-type="string">
            <text:p text:style-name="P15">а</text:p>
          </table:table-cell>
        </table:table-row>
        <table:table-row>
          <table:table-cell table:style-name="Таблица4.A2" office:value-type="string">
            <text:p text:style-name="P18"><draw:frame draw:style-name="fr1" draw:name="Объект18" text:anchor-type="as-char" svg:width="4.761cm" svg:height="0.591cm" draw:z-index="17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Таблица4.A2" office:value-type="string">
            <text:p text:style-name="P15"/>
          </table:table-cell>
          <table:table-cell table:style-name="Таблица4.A2" office:value-type="string">
            <text:p text:style-name="P15"/>
          </table:table-cell>
          <table:table-cell table:style-name="Таблица4.D2" office:value-type="string">
            <text:p text:style-name="P15"><draw:frame draw:style-name="fr1" draw:name="Объект19" text:anchor-type="as-char" svg:width="3.145cm" svg:height="0.527cm" draw:z-index="18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</table:table-row>
        <table:table-row>
          <table:table-cell table:style-name="Таблица4.D2" table:number-columns-spanned="4" office:value-type="string">
            <text:p text:style-name="P18"><draw:frame draw:style-name="fr1" draw:name="Объект20" text:anchor-type="as-char" svg:width="11.419cm" svg:height="0.467cm" draw:z-index="19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13"/>
      <text:p text:style-name="P8"><text:tab/><text:tab/><text:tab/><text:tab/><text:tab/><text:span text:style-name="T6">Ряд активности анионов</text:span></text:p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15">Кислородсодержащие и <draw:frame draw:style-name="fr1" draw:name="Объект21" text:anchor-type="as-char" svg:width="0.723cm" svg:height="0.467cm" draw:z-index="20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Таблица5.A1" office:value-type="string">
            <text:p text:style-name="P15"><draw:frame draw:style-name="fr1" draw:name="Объект22" text:anchor-type="as-char" svg:width="1.08cm" svg:height="0.531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  <table:table-cell table:style-name="Таблица5.C1" office:value-type="string">
            <text:p text:style-name="P18">Бескислородные кроме <draw:frame draw:style-name="fr1" draw:name="Объект23" text:anchor-type="as-char" svg:width="0.723cm" svg:height="0.467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</table:table-cell>
        </table:table-row>
        <table:table-row>
          <table:table-cell table:style-name="Таблица5.A2" office:value-type="string">
            <text:p text:style-name="P15">НИКОГДА НЕ ОКИСЛЯЮТСЯ</text:p>
            <text:p text:style-name="P15">окисляется <draw:frame draw:style-name="fr1" draw:name="Объект25" text:anchor-type="as-char" svg:width="0.66cm" svg:height="0.531cm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из<draw:frame draw:style-name="fr1" draw:name="Объект24" text:anchor-type="as-char" svg:width="1.505cm" svg:height="0.531cm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5"><draw:frame draw:style-name="fr1" draw:name="Объект26" text:anchor-type="as-char" svg:width="4.724cm" svg:height="0.591cm" draw:z-index="25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  <table:table-cell table:style-name="Таблица5.C2" office:value-type="string">
            <text:p text:style-name="P18">Окисляются в первую очередь</text:p>
          </table:table-cell>
        </table:table-row>
        <table:table-row>
          <table:table-cell table:style-name="Таблица5.C2" table:number-columns-spanned="3" office:value-type="string">
            <text:p text:style-name="P15"><draw:frame draw:style-name="fr1" draw:name="Объект27" text:anchor-type="as-char" svg:width="12.218cm" svg:height="0.467cm" draw:z-index="26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</table:table-cell>
          <table:covered-table-cell/>
          <table:covered-table-cell/>
        </table:table-row>
      </table:table>
      <text:p text:style-name="P8"/>
      <text:p text:style-name="P8">В продукте реакции не может получиться вещество, которое реагирует с исходным вещество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draw:stroke-dash draw:name="Fine_20_Dashed" draw:display-name="Fine Dashed" draw:style="rect" draw:dots1="1" draw:dots1-length="0.288cm" draw:dots2="1" draw:dots2-length="0.288cm" draw:distance="0.288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623cm" fo:margin-left="1.296cm" fo:margin-right="1.0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17:54:46.66</meta:creation-date>
    <meta:editing-duration>P3DT15H30M52S</meta:editing-duration>
    <meta:editing-cycles>6</meta:editing-cycles>
    <meta:generator>LibreOffice/6.0.6.2$Linux_X86_64 LibreOffice_project/00m0$Build-2</meta:generator>
    <dc:date>2018-12-18T20:13:17.883649258</dc:date>
    <meta:print-date>2016-10-06T20:49:43.84</meta:print-date>
    <meta:document-statistic meta:table-count="5" meta:image-count="0" meta:object-count="27" meta:page-count="1" meta:paragraph-count="51" meta:word-count="144" meta:character-count="1090" meta:non-whitespace-character-count="898"/>
  </office:meta>
</office:document-meta>
</file>

<file path=Object 1/content.xml><?xml version="1.0" encoding="utf-8"?>
<math xmlns="http://www.w3.org/1998/Math/MathML">
  <semantics>
    <mrow>
      <mn>2</mn>
      <mi mathvariant="italic">NaCl</mi>
      <mover>
        <mo stretchy="false">→</mo>
        <mi mathvariant="italic">эл.ток</mi>
      </mover>
      <mn>2</mn>
      <mrow>
        <mi mathvariant="italic">Na</mi>
        <mo stretchy="false">+</mo>
        <msub>
          <mi mathvariant="italic">Cl</mi>
          <mn>2</mn>
        </msub>
      </mrow>
    </mrow>
    <annotation encoding="StarMath 5.0">2 NaCl rightarrow  csup{эл.ток} 2 Na +Cl_2</annotation>
  </semantics>
</math>
</file>

<file path=Object 10/content.xml><?xml version="1.0" encoding="utf-8"?>
<math xmlns="http://www.w3.org/1998/Math/MathML">
  <semantics>
    <mrow>
      <mn>4</mn>
      <mrow>
        <msup>
          <mi mathvariant="italic">OH</mi>
          <mrow>
            <mo stretchy="false">−</mo>
            <mi/>
          </mrow>
        </msup>
        <mo stretchy="false">−</mo>
        <mn>1</mn>
      </mrow>
      <mover accent="true">
        <mi>e</mi>
        <mo>¯
    </mo>
      </mover>
      <mo stretchy="false">→</mo>
      <mn>4</mn>
      <mrow>
        <mo stretchy="false">[</mo>
        <mi mathvariant="italic">OH</mi>
        <mo stretchy="false">]</mo>
      </mrow>
      <mo stretchy="false">⇒</mo>
      <msub>
        <mi>H</mi>
        <mn>2</mn>
      </msub>
      <mrow>
        <mi>O</mi>
        <mo stretchy="false">+</mo>
        <msub>
          <mi>O</mi>
          <mn>2</mn>
        </msub>
      </mrow>
    </mrow>
    <annotation encoding="StarMath 5.0">4 OH^-` - 1 overline {e} rightarrow 4 [OH] drarrow H_2 O + O_2 </annotation>
  </semantics>
</math>
</file>

<file path=Object 11/content.xml><?xml version="1.0" encoding="utf-8"?>
<math xmlns="http://www.w3.org/1998/Math/MathML">
  <semantics>
    <mrow>
      <mn>2</mn>
      <mrow>
        <mi mathvariant="italic">NaCl</mi>
        <mo stretchy="false">+</mo>
        <msub>
          <mi>H</mi>
          <mn>2</mn>
        </msub>
      </mrow>
      <mi>O</mi>
      <mover>
        <mo stretchy="false">→</mo>
        <mi mathvariant="italic">эл.ток</mi>
      </mover>
      <mrow>
        <msub>
          <mi>H</mi>
          <mn>2</mn>
        </msub>
        <mo stretchy="false">+</mo>
        <mn>2</mn>
      </mrow>
      <mrow>
        <mi mathvariant="italic">NaOH</mi>
        <mo stretchy="false">+</mo>
        <msub>
          <mi mathvariant="italic">Cl</mi>
          <mn>2</mn>
        </msub>
      </mrow>
    </mrow>
    <annotation encoding="StarMath 5.0">2 NaCl +H_2 O rightarrow  csup{эл.ток} H_2 + 2 NaOH +Cl_2</annotation>
  </semantics>
</math>
</file>

<file path=Object 12/content.xml><?xml version="1.0" encoding="utf-8"?>
<math xmlns="http://www.w3.org/1998/Math/MathML">
  <semantics>
    <msup>
      <mi>K</mi>
      <mrow>
        <mo stretchy="false">−</mo>
        <mi/>
      </mrow>
    </msup>
    <annotation encoding="StarMath 5.0">K^-`</annotation>
  </semantics>
</math>
</file>

<file path=Object 13/content.xml><?xml version="1.0" encoding="utf-8"?>
<math xmlns="http://www.w3.org/1998/Math/MathML">
  <semantics>
    <msup>
      <mi>A</mi>
      <mrow>
        <mo stretchy="false">+</mo>
        <mi/>
      </mrow>
    </msup>
    <annotation encoding="StarMath 5.0">A^+`</annotation>
  </semantics>
</math>
</file>

<file path=Object 14/content.xml><?xml version="1.0" encoding="utf-8"?>
<math xmlns="http://www.w3.org/1998/Math/MathML">
  <semantics>
    <msup>
      <mi mathvariant="italic">Na</mi>
      <mrow>
        <mo stretchy="false">+</mo>
        <mi/>
      </mrow>
    </msup>
    <annotation encoding="StarMath 5.0">Na^+` </annotation>
  </semantics>
</math>
</file>

<file path=Object 15/content.xml><?xml version="1.0" encoding="utf-8"?>
<math xmlns="http://www.w3.org/1998/Math/MathML">
  <semantics>
    <mrow>
      <mn>2</mn>
      <msubsup>
        <mi>H</mi>
        <mn>2</mn>
        <mrow>
          <mo stretchy="false">δ</mo>
          <mo stretchy="false">+</mo>
          <mi/>
        </mrow>
      </msubsup>
      <mrow>
        <mi>O</mi>
        <mo stretchy="false">+</mo>
        <mn>2</mn>
      </mrow>
      <mover accent="true">
        <mi>e</mi>
        <mo>¯
    </mo>
      </mover>
      <mo stretchy="false">→</mo>
      <mn>2</mn>
      <mrow>
        <msup>
          <mi mathvariant="italic">OH</mi>
          <mrow>
            <mo stretchy="false">−</mo>
            <mi/>
          </mrow>
        </msup>
        <mo stretchy="false">+</mo>
        <msub>
          <mi>H</mi>
          <mn>2</mn>
        </msub>
      </mrow>
    </mrow>
    <annotation encoding="StarMath 5.0">2 H_2 ^{%delta+`}O +2 overline {e} rightarrow 2 OH^-` +H_2 </annotation>
  </semantics>
</math>
</file>

<file path=Object 16/content.xml><?xml version="1.0" encoding="utf-8"?>
<math xmlns="http://www.w3.org/1998/Math/MathML">
  <semantics>
    <mrow>
      <mrow>
        <msup>
          <mi mathvariant="italic">Cl</mi>
          <mrow>
            <mo stretchy="false">−</mo>
            <mi/>
          </mrow>
        </msup>
        <mo stretchy="false">+</mo>
        <mn>1</mn>
      </mrow>
      <mover accent="true">
        <mi>e</mi>
        <mo>¯
    </mo>
      </mover>
      <mo stretchy="false">→</mo>
      <msub>
        <mi mathvariant="italic">Cl</mi>
        <mn>2</mn>
      </msub>
    </mrow>
    <annotation encoding="StarMath 5.0">Cl^-` +1 overline {e}  rightarrow Cl_2</annotation>
  </semantics>
</math>
</file>

<file path=Object 17/content.xml><?xml version="1.0" encoding="utf-8"?>
<math xmlns="http://www.w3.org/1998/Math/MathML">
  <semantics>
    <mrow>
      <msub>
        <mi>H</mi>
        <mn>2</mn>
      </msub>
      <msup>
        <mi>O</mi>
        <mrow>
          <mo stretchy="false">δ</mo>
          <mo stretchy="false">−</mo>
          <mi/>
        </mrow>
      </msup>
    </mrow>
    <annotation encoding="StarMath 5.0">H_2 O^{%delta-`}</annotation>
  </semantics>
</math>
</file>

<file path=Object 18/content.xml><?xml version="1.0" encoding="utf-8"?>
<math xmlns="http://www.w3.org/1998/Math/MathML">
  <semantics>
    <mrow>
      <mn>2</mn>
      <msubsup>
        <mi>H</mi>
        <mn>2</mn>
        <mrow>
          <mo stretchy="false">+</mo>
          <mi/>
        </mrow>
      </msubsup>
      <mrow>
        <mi>O</mi>
        <mo stretchy="false">+</mo>
        <mn>2</mn>
      </mrow>
      <mover accent="true">
        <mi>e</mi>
        <mo>¯
    </mo>
      </mover>
      <mo stretchy="false">→</mo>
      <mn>2</mn>
      <mrow>
        <msup>
          <mi mathvariant="italic">OH</mi>
          <mrow>
            <mo stretchy="false">−</mo>
            <mi/>
          </mrow>
        </msup>
        <mo stretchy="false">+</mo>
        <msub>
          <mi>H</mi>
          <mn>2</mn>
        </msub>
      </mrow>
    </mrow>
    <annotation encoding="StarMath 5.0">2 H_2 ^+` O +2 overline {e} rightarrow 2 OH^-` +H_2 </annotation>
  </semantics>
</math>
</file>

<file path=Object 19/content.xml><?xml version="1.0" encoding="utf-8"?>
<math xmlns="http://www.w3.org/1998/Math/MathML">
  <semantics>
    <mrow>
      <mrow>
        <msup>
          <mi mathvariant="italic">Me</mi>
          <mrow>
            <mi>n</mi>
            <mo stretchy="false">+</mo>
            <mi/>
          </mrow>
        </msup>
        <mo stretchy="false">+</mo>
        <mi>n</mi>
      </mrow>
      <mover accent="true">
        <mi>e</mi>
        <mo>¯
    </mo>
      </mover>
      <mo stretchy="false">→</mo>
      <msup>
        <mi mathvariant="italic">Me</mi>
        <mn>0</mn>
      </msup>
    </mrow>
    <annotation encoding="StarMath 5.0">Me^{n+`}+ n overline {e}rightarrow Me^0 </annotation>
  </semantics>
</math>
</file>

<file path=Object 2/content.xml><?xml version="1.0" encoding="utf-8"?>
<math xmlns="http://www.w3.org/1998/Math/MathML">
  <semantics>
    <msup>
      <mi>K</mi>
      <mrow>
        <mo stretchy="false">−</mo>
        <mi/>
      </mrow>
    </msup>
    <annotation encoding="StarMath 5.0">K^-`</annotation>
  </semantics>
</math>
</file>

<file path=Object 20/content.xml><?xml version="1.0" encoding="utf-8"?>
<math xmlns="http://www.w3.org/1998/Math/MathML">
  <semantics>
    <mrow>
      <mo stretchy="false">→</mo>
      <mo stretchy="false">→</mo>
      <mo stretchy="false">→</mo>
      <mo stretchy="false">→</mo>
      <mo stretchy="false">→</mo>
      <mo stretchy="false">→</mo>
      <mo stretchy="false">→</mo>
      <mstyle mathsize="10.5pt">
        <mrow>
          <mrow>
            <mi mathvariant="italic">Рост</mi>
            <mi/>
            <mi mathvariant="italic">окислительной</mi>
            <mi/>
            <mi mathvariant="italic">активности</mi>
          </mrow>
        </mrow>
      </mstyle>
      <mo stretchy="false">→</mo>
      <mo stretchy="false">→</mo>
      <mo stretchy="false">→</mo>
      <mo stretchy="false">→</mo>
      <mo stretchy="false">→</mo>
      <mo stretchy="false">→</mo>
      <mo stretchy="false">→</mo>
    </mrow>
    <annotation encoding="StarMath 5.0">rightarrow rightarrow rightarrow rightarrow rightarrow rightarrow rightarrow size 10.5 { Рост`` окислительной`` активности}  rightarrow rightarrow rightarrow rightarrow rightarrow rightarrow rightarrow </annotation>
  </semantics>
</math>
</file>

<file path=Object 21/content.xml><?xml version="1.0" encoding="utf-8"?>
<math xmlns="http://www.w3.org/1998/Math/MathML">
  <semantics>
    <msup>
      <mi>F</mi>
      <mrow>
        <mo stretchy="false">−</mo>
        <mi/>
      </mrow>
    </msup>
    <annotation encoding="StarMath 5.0">F^-`</annotation>
  </semantics>
</math>
</file>

<file path=Object 22/content.xml><?xml version="1.0" encoding="utf-8"?>
<math xmlns="http://www.w3.org/1998/Math/MathML">
  <semantics>
    <mrow>
      <msub>
        <mi>H</mi>
        <mn>2</mn>
      </msub>
      <mi>O</mi>
    </mrow>
    <annotation encoding="StarMath 5.0">H_2 O</annotation>
  </semantics>
</math>
</file>

<file path=Object 23/content.xml><?xml version="1.0" encoding="utf-8"?>
<math xmlns="http://www.w3.org/1998/Math/MathML">
  <semantics>
    <msup>
      <mi>F</mi>
      <mrow>
        <mo stretchy="false">−</mo>
        <mi/>
      </mrow>
    </msup>
    <annotation encoding="StarMath 5.0">F^-`</annotation>
  </semantics>
</math>
</file>

<file path=Object 24/content.xml><?xml version="1.0" encoding="utf-8"?>
<math xmlns="http://www.w3.org/1998/Math/MathML">
  <semantics>
    <msub>
      <mi>О</mi>
      <mn>2</mn>
    </msub>
    <annotation encoding="StarMath 5.0">О_2</annotation>
  </semantics>
</math>
</file>

<file path=Object 25/content.xml><?xml version="1.0" encoding="utf-8"?>
<math xmlns="http://www.w3.org/1998/Math/MathML">
  <semantics>
    <mrow>
      <msub>
        <mi>H</mi>
        <mn>2</mn>
      </msub>
      <mi>O</mi>
      <mo stretchy="false">→</mo>
    </mrow>
    <annotation encoding="StarMath 5.0">H_2 O rightarrow </annotation>
  </semantics>
</math>
</file>

<file path=Object 26/content.xml><?xml version="1.0" encoding="utf-8"?>
<math xmlns="http://www.w3.org/1998/Math/MathML">
  <semantics>
    <mrow>
      <mn>2</mn>
      <msub>
        <mi>H</mi>
        <mn>2</mn>
      </msub>
      <mrow>
        <msup>
          <mi>O</mi>
          <mrow>
            <mo stretchy="false">δ</mo>
            <mo stretchy="false">−</mo>
            <mi/>
          </mrow>
        </msup>
        <mo stretchy="false">−</mo>
        <mn>4</mn>
      </mrow>
      <mover accent="true">
        <mi>e</mi>
        <mo>¯
    </mo>
      </mover>
      <mo stretchy="false">→</mo>
      <mn>4</mn>
      <mrow>
        <msup>
          <mi>H</mi>
          <mrow>
            <mo stretchy="false">+</mo>
            <mi/>
          </mrow>
        </msup>
        <mo stretchy="false">+</mo>
        <msub>
          <mi>O</mi>
          <mn>2</mn>
        </msub>
      </mrow>
    </mrow>
    <annotation encoding="StarMath 5.0">2 H_2  O^{%delta-`} - 4 overline {e} rightarrow 4 H^+` +O_2 </annotation>
  </semantics>
</math>
</file>

<file path=Object 27/content.xml><?xml version="1.0" encoding="utf-8"?>
<math xmlns="http://www.w3.org/1998/Math/MathML">
  <semantics>
    <mrow>
      <mo stretchy="false">→</mo>
      <mo stretchy="false">→</mo>
      <mo stretchy="false">→</mo>
      <mo stretchy="false">→</mo>
      <mo stretchy="false">→</mo>
      <mo stretchy="false">→</mo>
      <mo stretchy="false">→</mo>
      <mstyle mathsize="10.5pt">
        <mrow>
          <mrow>
            <mi mathvariant="italic">Рост</mi>
            <mi/>
            <mi mathvariant="italic">восстановительной</mi>
            <mi/>
            <mi mathvariant="italic">активности</mi>
          </mrow>
        </mrow>
      </mstyle>
      <mo stretchy="false">→</mo>
      <mo stretchy="false">→</mo>
      <mo stretchy="false">→</mo>
      <mo stretchy="false">→</mo>
      <mo stretchy="false">→</mo>
      <mo stretchy="false">→</mo>
      <mo stretchy="false">→</mo>
    </mrow>
    <annotation encoding="StarMath 5.0">rightarrow rightarrow rightarrow rightarrow rightarrow rightarrow rightarrow size 10.5 { Рост`` восстановительной`` активности}  rightarrow rightarrow rightarrow rightarrow rightarrow rightarrow rightarrow </annotation>
  </semantics>
</math>
</file>

<file path=Object 3/content.xml><?xml version="1.0" encoding="utf-8"?>
<math xmlns="http://www.w3.org/1998/Math/MathML">
  <semantics>
    <msup>
      <mi>A</mi>
      <mrow>
        <mo stretchy="false">+</mo>
        <mi/>
      </mrow>
    </msup>
    <annotation encoding="StarMath 5.0">A^+`</annotation>
  </semantics>
</math>
</file>

<file path=Object 4/content.xml><?xml version="1.0" encoding="utf-8"?>
<math xmlns="http://www.w3.org/1998/Math/MathML">
  <semantics>
    <mrow>
      <mrow>
        <msup>
          <mi mathvariant="italic">Na</mi>
          <mrow>
            <mo stretchy="false">+</mo>
            <mi/>
          </mrow>
        </msup>
        <mo stretchy="false">+</mo>
        <mn>1</mn>
      </mrow>
      <mover accent="true">
        <mi>e</mi>
        <mo>¯
    </mo>
      </mover>
      <mo stretchy="false">→</mo>
      <msup>
        <mi mathvariant="italic">Na</mi>
        <mn>0</mn>
      </msup>
    </mrow>
    <annotation encoding="StarMath 5.0">Na^+` +1   overline {e} rightarrow Na^0</annotation>
  </semantics>
</math>
</file>

<file path=Object 5/content.xml><?xml version="1.0" encoding="utf-8"?>
<math xmlns="http://www.w3.org/1998/Math/MathML">
  <semantics>
    <mrow>
      <mrow>
        <msup>
          <mi mathvariant="italic">Cl</mi>
          <mrow>
            <mo stretchy="false">−</mo>
            <mi/>
          </mrow>
        </msup>
        <mo stretchy="false">−</mo>
        <mn>1</mn>
      </mrow>
      <mover accent="true">
        <mi>e</mi>
        <mo>¯
    </mo>
      </mover>
      <mo stretchy="false">→</mo>
      <mrow>
        <msup>
          <mi mathvariant="italic">Cl</mi>
          <mn>0</mn>
        </msup>
        <mo stretchy="false">∗</mo>
        <mn>2</mn>
      </mrow>
      <mo stretchy="false">⇒</mo>
      <msub>
        <mi mathvariant="italic">Cl</mi>
        <mn>2</mn>
      </msub>
    </mrow>
    <annotation encoding="StarMath 5.0">Cl^-` - 1 overline {e} rightarrow Cl^0  * 2  drarrow Cl_2</annotation>
  </semantics>
</math>
</file>

<file path=Object 6/content.xml><?xml version="1.0" encoding="utf-8"?>
<math xmlns="http://www.w3.org/1998/Math/MathML">
  <semantics>
    <mrow>
      <mn>4</mn>
      <mi mathvariant="italic">NaOH</mi>
      <mover>
        <mo stretchy="false">→</mo>
        <mi mathvariant="italic">эл.ток</mi>
      </mover>
      <mn>4</mn>
      <mrow>
        <mi mathvariant="italic">Na</mi>
        <mo stretchy="false">+</mo>
        <mn>2</mn>
      </mrow>
      <msub>
        <mi>H</mi>
        <mn>2</mn>
      </msub>
      <mrow>
        <mi>O</mi>
        <mo stretchy="false">+</mo>
        <msub>
          <mi>O</mi>
          <mn>2</mn>
        </msub>
      </mrow>
    </mrow>
    <annotation encoding="StarMath 5.0">4 NaOH rightarrow  csup{эл.ток} 4 Na + 2 H_2 O   + O_2</annotation>
  </semantics>
</math>
</file>

<file path=Object 7/content.xml><?xml version="1.0" encoding="utf-8"?>
<math xmlns="http://www.w3.org/1998/Math/MathML">
  <semantics>
    <msup>
      <mi>K</mi>
      <mrow>
        <mo stretchy="false">−</mo>
        <mi/>
      </mrow>
    </msup>
    <annotation encoding="StarMath 5.0">K^-`</annotation>
  </semantics>
</math>
</file>

<file path=Object 8/content.xml><?xml version="1.0" encoding="utf-8"?>
<math xmlns="http://www.w3.org/1998/Math/MathML">
  <semantics>
    <mrow>
      <mrow>
        <msup>
          <mi mathvariant="italic">Na</mi>
          <mrow>
            <mo stretchy="false">+</mo>
            <mi/>
          </mrow>
        </msup>
        <mo stretchy="false">+</mo>
        <mn>1</mn>
      </mrow>
      <mover accent="true">
        <mi>e</mi>
        <mo>¯
    </mo>
      </mover>
      <mo stretchy="false">→</mo>
      <msup>
        <mi mathvariant="italic">Na</mi>
        <mn>0</mn>
      </msup>
    </mrow>
    <annotation encoding="StarMath 5.0">Na^+` +1   overline {e} rightarrow Na^0</annotation>
  </semantics>
</math>
</file>

<file path=Object 9/content.xml><?xml version="1.0" encoding="utf-8"?>
<math xmlns="http://www.w3.org/1998/Math/MathML">
  <semantics>
    <msup>
      <mi>A</mi>
      <mrow>
        <mo stretchy="false">+</mo>
        <mi/>
      </mrow>
    </msup>
    <annotation encoding="StarMath 5.0">A^+`</annotation>
  </semantics>
</math>
</file>